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file-entry manifest:media-type="" manifest:full-path="Thumbnails/"/>
  <manifest:file-entry manifest:media-type="" manifest:full-path="Thumbnails/thumbnail.png"/>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font-face-decls>
    <style:font-face style:name="Bitstream Charter" svg:font-family="Bitstream Charter"/>
  </office:font-face-decls>
  <office:automatic-styles>
    <style:style style:name="P1" style:parent-style-name="Standard" style:family="paragraph" style:master-page-name="Standard">
      <style:paragraph-properties style:page-number="1" style:writing-mode="lr-tb">
        <style:tab-stops>
          <style:tab-stop style:position="536.651162790655pt" style:type="right" style:leader-type="none"/>
        </style:tab-stops>
      </style:paragraph-properties>
      <style:text-properties/>
    </style:style>
    <style:style style:name="P2" style:parent-style-name="U1" style:family="paragraph" style:master-page-name="Standard">
      <style:paragraph-properties style:page-number="1" style:writing-mode="lr-tb"/>
      <style:text-properties/>
    </style:style>
    <style:style style:name="P3" style:parent-style-name="Standard" style:family="paragraph">
      <style:paragraph-properties style:writing-mode="lr-tb"/>
      <style:text-properties/>
    </style:style>
    <style:style style:name="P4" style:parent-style-name="U2" style:family="paragraph">
      <style:paragraph-properties style:writing-mode="lr-tb"/>
      <style:text-properties/>
    </style:style>
    <style:style style:name="P5" style:parent-style-name="U3" style:family="paragraph">
      <style:paragraph-properties style:writing-mode="lr-tb"/>
      <style:text-properties/>
    </style:style>
    <style:style style:name="P6" style:parent-style-name="U4" style:family="paragraph">
      <style:paragraph-properties style:writing-mode="lr-tb"/>
      <style:text-properties/>
    </style:style>
    <style:style style:name="P7" style:parent-style-name="U4" style:family="paragraph">
      <style:paragraph-properties style:writing-mode="lr-tb"/>
      <style:text-properties fo:font-size="16pt"/>
    </style:style>
    <style:style style:name="T1" style:parent-style-name="P7" style:family="text">
      <style:text-properties fo:font-size="12pt"/>
    </style:style>
    <text:list-style style:name="L7">
      <text:list-level-style-bullet text:level="1" text:bullet-char="●">
        <style:list-level-properties fo:text-align="start"/>
      </text:list-level-style-bullet>
    </text:list-style>
    <text:list-style style:name="L8">
      <text:list-level-style-bullet text:level="1" text:bullet-char="">
        <style:list-level-properties fo:text-align="start"/>
      </text:list-level-style-bullet>
    </text:list-style>
  </office:automatic-styles>
  <office:body>
    <office:text>
      <text:p text:style-name="P2">KOffice Documentation Cookbook</text:p>
      <text:p text:style-name="P3"/>
      <text:p text:style-name="P3">THIS IS A DRAFT VERSION</text:p>
      <text:p text:style-name="P3"/>
      <text:h text:style-name="P4" text:outline-level="1"><text:number>1.</text:number>Introduction</text:h>
      <text:p text:style-name="P3"/>
      <text:h text:style-name="P5" text:outline-level="2"><text:number>1.1.</text:number>Authors</text:h>
      <text:p text:style-name="P3"/>
      <text:p text:style-name="P3">Raphael Langerhorst <text:a xlink:type="simple" xlink:href="mailto:raphael.langerhorst@kdemail.net" office:name="raphael.langerhorst@kdemail.net">raphael.langerhorst@kdemail.net</text:a>: KOffice Documentation Coordinator</text:p>
      <text:p text:style-name="P3">Anne-Marie Mahfouf <text:a xlink:type="simple" xlink:href="mailto:annemarie.mahfouf@free.fr" office:name="annemarie.mahfouf@free.fr">annemarie.mahfouf@free.fr</text:a> : contributor<?opendocument cursor-position?></text:p>
      <text:p text:style-name="P3"/>
      <text:h text:style-name="P5" text:outline-level="2"><text:number>1.2.</text:number>Clarification of Terms</text:h>
      <text:p text:style-name="P3"/>
      <text:p text:style-name="P3">Within this document, the KOffice Documentation Cookbook is often just referred to as "Documentation Cookbook" or simply "Cookbook".</text:p>
      <text:p text:style-name="P3"/>
      <text:p text:style-name="P3">KOffice is an office suite, based on the KDE Desktop: <text:a xlink:type="simple" xlink:href="http://www.koffice.org" office:name="http://www.koffice.org">http://www.koffice.org</text:a></text:p>
      <text:p text:style-name="P3"/>
      <text:h text:style-name="P5" text:outline-level="2"><text:number>1.3.</text:number>Document Scope and Purpose</text:h>
      <text:p text:style-name="P3"/>
      <text:p text:style-name="P3">This document is intended to keep track of the current status of all of KOffice documentation, including API Reference, user handbooks for all KOffice components and developers information.</text:p>
      <text:p text:style-name="P3"/>
      <text:p text:style-name="P3">Apart from keeping track of the current status of documentation, the Cookbook is used to plan all major changes of KOffice documentation.</text:p>
      <text:p text:style-name="P3"/>
      <text:h text:style-name="P5" text:outline-level="2"><text:number>1.4.</text:number>Document Structure</text:h>
      <text:p text:style-name="P3"/>
      <text:p text:style-name="P3">Chapter 2 gives some guidelines on writing documentation for KOffice. It covers all areas of documentation like in-application help and API documentation, not just handbooks. These guidelines should be followed by all who contribute to the KOffice documentation.</text:p>
      <text:p text:style-name="P3"/>
      <text:p text:style-name="P3">After these guidelines, chapter 3 gives a broad overview of the existing documentation.</text:p>
      <text:p text:style-name="P3"/>
      <text:p text:style-name="P3">The following chapters dive into the depths of each particular piece of documentation, giving an outline on its purpose, current status and plans on what needs to be done. You can even work out one of these plans if you intend to contribute to KOffice documentation.</text:p>
      <text:p text:style-name="P3"/>
      <text:h text:style-name="P5" text:outline-level="2"><text:number>1.5.</text:number>Contact</text:h>
      <text:p text:style-name="P3"/>
      <text:p text:style-name="P3">If you intend to work on KOffice documentation, please get in touch with us.</text:p>
      <text:p text:style-name="P3"/>
      <text:h text:style-name="P6" text:outline-level="3"><text:number>1.5.1.</text:number>IRC</text:h>
      <text:p text:style-name="P3"/>
      <text:p text:style-name="P3">You can get in touch with us through IRC on Freenode, #koffice.</text:p>
      <text:p text:style-name="P3"/>
      <text:h text:style-name="P6" text:outline-level="3"><text:number>1.5.2.</text:number>Mailinglist</text:h>
      <text:p text:style-name="P3"/>
      <text:p text:style-name="P3">There is a mailing list dedicated to KOffice development, this includes working on documentation: <text:a xlink:type="simple" xlink:href="http://mail.kde.org/mailman/listinfo/koffice-devel" office:name="http://mail.kde.org/mailman/listinfo/koffice-devel">http://mail.kde.org/mailman/listinfo/koffice-devel</text:a></text:p>
      <text:p text:style-name="P3"/>
      <text:h text:style-name="P6" text:outline-level="3"><text:number>1.5.3.</text:number>Authors of Handbooks</text:h>
      <text:p text:style-name="P3"/>
      <text:p text:style-name="P3">If you intend to work on a particular part of the documentation, it is probably fine to contact the particular author directly.</text:p>
      <text:p text:style-name="P3"/>
      <text:h text:style-name="P6" text:outline-level="3"><text:number>1.5.4.</text:number>KOffice contact page</text:h>
      <text:p text:style-name="P3"/>
      <text:p text:style-name="P3">Additional contact information can be found on the KOffice webpage: <text:a xlink:type="simple" xlink:href="http://www.koffice.org/contact/" office:name="http://www.koffice.org/contact/">http://www.koffice.org/contact/</text:a></text:p>
      <text:p text:style-name="P3"/>
      <text:h text:style-name="P6" text:outline-level="3"><text:number>1.5.5.</text:number>Documentation Coordinator</text:h>
      <text:p text:style-name="P3"/>
      <text:p text:style-name="P3">If everything fails or you are unsure, contact the Documentation Coordinator (see Authors).</text:p>
      <text:p text:style-name="P3"/>
      <text:p text:style-name="P3"/>
      <text:h text:style-name="P4" text:outline-level="1"><text:number>2.</text:number>Guidelines for working on KOffice Documentation</text:h>
      <text:p text:style-name="P3"/>
      <text:h text:style-name="P5" text:outline-level="2"><text:number>2.1.</text:number>How do I ... ?</text:h>
      <text:p text:style-name="P3"/>
      <text:h text:style-name="P6" text:outline-level="3"><text:number>2.1.1.</text:number>Get a recent copy of the KOffice sources and documentation?</text:h>
      <text:p text:style-name="P3"/>
      <text:p text:style-name="P3">Almost all KOffice documentation is included within the main KOffice repository. You can find information on downloading the latest development version on the website: <text:a xlink:type="simple" xlink:href="http://www.koffice.org/download/unstable.php" office:name="http://www.koffice.org/download/unstable.php">http://www.koffice.org/download/unstable.php</text:a></text:p>
      <text:p text:style-name="P3"/>
      <text:h text:style-name="P6" text:outline-level="3"><text:number>2.1.2.</text:number>Submit the work I have done?</text:h>
      <text:p text:style-name="P3"/>
      <text:h text:style-name="P6" text:outline-level="3"><text:number>2.1.3.</text:number>Edit docbook files?</text:h>
      <text:p text:style-name="P3"/>
      <text:h text:style-name="P6" text:outline-level="3"><text:number>2.1.4.</text:number>Check if everything still builds with my changes?</text:h>
      <text:p text:style-name="P3"/>
      <text:h text:style-name="P5" text:outline-level="2"><text:number>2.2.</text:number>General structure for Handbooks</text:h>
      <text:p text:style-name="P3"/>
      <text:h text:style-name="P5" text:outline-level="2"><text:number>2.3.</text:number>Conventions for Docbook files</text:h>
      <text:p text:style-name="P3"/>
      <text:h text:style-name="P5" text:outline-level="2"><text:number>2.4.</text:number>QToolTip and QWhatsThis help</text:h>
      <text:p text:style-name="P3"/>
      <text:h text:style-name="P6" text:outline-level="3"><text:number>2.4.1.</text:number>QToolTip help</text:h>
      <text:p text:style-name="P3"/>
      <text:p text:style-name="P3">QToolTip help (also called balloon help) is the short text that appears when you move the mouse for a second or so over a widget in a graphical interface or over an icon in a toolbar. This text must be short and explain in a few words what this widget or icon does.</text:p>
      <text:p text:style-name="P3">There are two ways to add tooltips in a graphical interface, depending on the way the interface was coded.</text:p>
      <text:numbered-paragraph text:level="1" text:style-name="L7">
        <text:number>*</text:number>
        <text:p text:style-name="P3">To add the QToolTip in a .ui file, edit the file with Qt Designer and use the Properties tab, toolTip property at the bottom and add the text as the value.</text:p>
      </text:numbered-paragraph>
      <text:numbered-paragraph text:level="1" text:style-name="L8">
        <text:number>#</text:number>
        <text:p text:style-name="P3">To add QToolTip help in a file where the GUI is hardcoded (not using Qt Designer): </text:p>
      </text:numbered-paragraph>
      <text:p text:style-name="P3">you call the static function QToolTip::add() with the widget and tip as arguments: </text:p>
      <text:p text:style-name="P3"> <text:s text:c="7"/>QToolTip::add( widgetName, "your tooltip words" );</text:p>
      <text:p text:style-name="P3"/>
      <text:h text:style-name="P6" text:outline-level="3"><text:number>2.4.2.</text:number>QWhatsThis help</text:h>
      <text:p text:style-name="P3"/>
      <text:p text:style-name="P3"/>
      <text:h text:style-name="P5" text:outline-level="2"><text:number>2.5.</text:number>API documentation</text:h>
      <text:p text:style-name="P3"/>
      <text:p text:style-name="P3"/>
      <text:h text:style-name="P4" text:outline-level="1"><text:number>3.</text:number>KOffice Documentation Overview</text:h>
      <text:p text:style-name="P3"/>
      <text:p text:style-name="P3">There are not only the component handbooks, but also documentation for developers and an API Reference.</text:p>
      <text:p text:style-name="P3"/>
      <text:h text:style-name="P5" text:outline-level="2"><text:number>3.1.</text:number>KOffice Handbook and Component Handbooks</text:h>
      <text:p text:style-name="P3"/>
      <text:p text:style-name="P3">These handbooks are located in the KOffice Subversion Repository, within the doc subdirectory. All documentation included in that directory is in the DocBook XML format, using a KDE DTD.</text:p>
      <text:p text:style-name="P3"/>
      <text:h text:style-name="P5" text:outline-level="2"><text:number>3.2.</text:number>API Reference</text:h>
      <text:p text:style-name="P3"/>
      <text:p text:style-name="P3">The API Reference is generated out of the sourcecode with Doxygen.</text:p>
      <text:p text:style-name="P3"/>
      <text:h text:style-name="P5" text:outline-level="2"><text:number>3.3.</text:number>Information for Developing with KOffice</text:h>
      <text:p text:style-name="P3"/>
      <text:p text:style-name="P3">This includes scripting and writing plugins and other ways of extending and customizing KOffice. There is not yet much documentation available covering these aspects. Some of it is currently added to the KOffice handbook (doc/koffice).</text:p>
      <text:p text:style-name="P3"/>
      <text:p text:style-name="P3"/>
      <text:h text:style-name="P4" text:outline-level="1"><text:number>4.</text:number>KOffice handbooks</text:h>
      <text:p text:style-name="P3"/>
      <text:p text:style-name="P3"/>
      <text:h text:style-name="P5" text:outline-level="2"><text:number>4.1.</text:number>KOffice handbook</text:h>
      <text:p text:style-name="P3"/>
      <text:h text:style-name="P6" text:outline-level="3"><text:number>4.1.1.</text:number>Purpose</text:h>
      <text:p text:style-name="P3"/>
      <text:p text:style-name="P3">The KOffice handbook should give a general introduction to KOffice. Aspects common to all components should also be covered in the KOffice handbook.</text:p>
      <text:p text:style-name="P3"/>
      <text:h text:style-name="P7" text:outline-level="3"><text:number>4.1.2.</text:number><text:span text:style-name="T1">Status</text:span></text:h>
      <text:p text:style-name="P3"/>
      <text:p text:style-name="P3">A good introduction into KOffice is already given. Information for scripting, plugins and general development possibilities for KOffice is still missing.</text:p>
      <text:p text:style-name="P3"/>
      <text:h text:style-name="P6" text:outline-level="3"><text:number>4.1.3.</text:number>Plans</text:h>
      <text:p text:style-name="P3"/>
      <text:p text:style-name="P3">Incorporate more information about how to extend and automate KOffice with scripts and plugins. Write about how Kugar can be utilized together with other components to generate reports. Details about this should go into the Kugar handbook itself though.</text:p>
      <text:p text:style-name="P3"/>
      <text:h text:style-name="P5" text:outline-level="2"><text:number>4.2.</text:number>KWord handbook</text:h>
      <text:p text:style-name="P3"/>
      <text:h text:style-name="P6" text:outline-level="3"><text:number>4.2.1.</text:number>Purpose</text:h>
      <text:p text:style-name="P3"/>
      <text:h text:style-name="P6" text:outline-level="3"><text:number>4.2.2.</text:number>Status</text:h>
      <text:p text:style-name="P3"/>
      <text:h text:style-name="P6" text:outline-level="3"><text:number>4.2.3.</text:number>Plans</text:h>
      <text:p text:style-name="P3"/>
      <text:h text:style-name="P4" text:outline-level="1"><text:number>5.</text:number>API Reference</text:h>
      <text:p text:style-name="P3"/>
      <text:h text:style-name="P4" text:outline-level="1"><text:number>6.</text:number>Information on Developing with KOffice</text:h>
      <text:p text:style-name="P3"/>
      <text:p text:style-name="P3"/>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math="http://www.w3.org/1998/Math/MathML" xmlns:svg="urn:oasis:names:tc:opendocument:xmlns:svg-compatible:1.0" xmlns:fo="urn:oasis:names:tc:opendocument:xmlns:xsl-fo-compatible:1.0" xmlns:koffice="http://www.koffice.org/2005/" xmlns:dc="http://purl.org/dc/elements/1.1/" xmlns:xlink="http://www.w3.org/1999/xlink">
  <office:styles>
    <style:default-style style:family="paragraph">
      <style:paragraph-properties style:tab-stop-distance="42.5198pt"/>
    </style:default-style>
    <style:style style:name="Standard" style:display-name="Standard" style:family="paragraph">
      <style:paragraph-properties fo:line-height="100%" fo:margin-bottom="0pt" fo:margin-left="0pt" fo:margin-right="0pt" fo:margin-top="0pt" fo:text-align="left" fo:text-indent="0pt">
        <style:tab-stops/>
      </style:paragraph-properties>
      <style:text-properties fo:background-color="transparent" fo:color="#000000" fo:country="" fo:font-size="12pt" fo:font-style="normal" fo:font-weight="normal" fo:hyphenate="false" fo:language="de" fo:text-shadow="none" style:font-name="Bitstream Charter" style:text-line-through-style="none" style:text-line-through-type="none" style:text-underline-color="font-color" style:text-underline-mode="continuous" style:text-underline-style="none" style:text-underline-type="none"/>
    </style:style>
    <style:style style:name="U1" style:parent-style-name="Standard" style:display-name="Dokument-Titel" style:family="paragraph" style:next-style-name="Standard">
      <style:paragraph-properties fo:text-align="center"/>
      <style:text-properties fo:font-size="24pt" fo:font-weight="bold"/>
    </style:style>
    <style:style style:name="U2" style:parent-style-name="Standard" style:default-outline-level="1" style:display-name="Überschrift 1" style:family="paragraph" style:list-style-name="L1" style:next-style-name="Standard">
      <style:paragraph-properties/>
      <style:text-properties fo:font-size="20pt" fo:font-weight="bold"/>
    </style:style>
    <style:style style:name="U3" style:parent-style-name="Standard" style:default-outline-level="2" style:display-name="Überschrift 2" style:family="paragraph" style:list-style-name="L2" style:next-style-name="Standard">
      <style:paragraph-properties/>
      <style:text-properties fo:font-size="16pt" fo:font-weight="bold"/>
    </style:style>
    <style:style style:name="U4" style:parent-style-name="Standard" style:default-outline-level="3" style:display-name="Überschrift 3" style:family="paragraph" style:list-style-name="L3" style:next-style-name="Standard">
      <style:paragraph-properties/>
      <style:text-properties fo:font-weight="bold"/>
    </style:style>
    <style:style style:name="U5" style:parent-style-name="Standard" style:display-name="Nummerierte Liste" style:family="paragraph" style:list-style-name="L4">
      <style:paragraph-properties/>
      <style:text-properties/>
    </style:style>
    <style:style style:name="U6" style:parent-style-name="Standard" style:display-name="Alphabetische Liste" style:family="paragraph" style:list-style-name="L5">
      <style:paragraph-properties/>
      <style:text-properties/>
    </style:style>
    <style:style style:name="U7" style:parent-style-name="Standard" style:display-name="Aufzählungspunkte" style:family="paragraph" style:list-style-name="L6">
      <style:paragraph-properties/>
      <style:text-properties/>
    </style:style>
    <text:list-style style:name="L1" style:display-name="Numbering Style for Überschrift 1">
      <text:list-level-style-number text:level="1" style:num-prefix="" style:num-suffix="." text:display-levels="1" style:num-format="1">
        <style:list-level-properties fo:text-align="start"/>
      </text:list-level-style-number>
    </text:list-style>
    <text:list-style style:name="L2" style:display-name="Numbering Style for Überschrift 2">
      <text:list-level-style-number text:level="2" style:num-prefix="" style:num-suffix="." text:display-levels="2" style:num-format="1">
        <style:list-level-properties fo:text-align="start"/>
      </text:list-level-style-number>
    </text:list-style>
    <text:list-style style:name="L3" style:display-name="Numbering Style for Überschrift 3">
      <text:list-level-style-number text:level="3" style:num-prefix="" style:num-suffix="." text:display-levels="3" style:num-format="1">
        <style:list-level-properties fo:text-align="start"/>
      </text:list-level-style-number>
    </text:list-style>
    <text:list-style style:name="L4" style:display-name="Numbering Style for Nummerierte Liste">
      <text:list-level-style-number text:level="1" style:num-prefix="" style:num-suffix="." text:display-levels="1" style:num-format="1">
        <style:list-level-properties fo:text-align="start"/>
      </text:list-level-style-number>
    </text:list-style>
    <text:list-style style:name="L5" style:display-name="Numbering Style for Alphabetische Liste">
      <text:list-level-style-number text:level="1" style:num-prefix="" style:num-suffix=")" text:display-levels="1" style:num-format="a">
        <style:list-level-properties fo:text-align="start"/>
      </text:list-level-style-number>
    </text:list-style>
    <text:list-style style:name="L6" style:display-name="Numbering Style for Aufzählungspunkte">
      <text:list-level-style-bullet text:level="1" text:bullet-char="●">
        <style:list-level-properties fo:text-align="start"/>
      </text:list-level-style-bullet>
    </text:list-style>
    <text:outline-style>
      <text:outline-level-style text:level="1" style:num-prefix="" style:num-suffix="." text:display-levels="1" style:num-format="1">
        <style:list-level-properties fo:text-align="start"/>
      </text:outline-level-style>
      <text:outline-level-style text:level="2" style:num-prefix="" style:num-suffix="." text:display-levels="2" style:num-format="1">
        <style:list-level-properties fo:text-align="start"/>
      </text:outline-level-style>
      <text:outline-level-style text:level="3" style:num-prefix="" style:num-suffix="." text:display-levels="3" style:num-format="1">
        <style:list-level-properties fo:text-align="start"/>
      </text:outline-level-style>
    </text:outline-style>
    <text:notes-configuration text:note-class="footnote" style:num-prefix="" style:num-suffix="" style:num-format="" text:footnotes-position="page" text:start-numbering-at="document"/>
    <text:notes-configuration text:note-class="endnote" style:num-prefix="" style:num-suffix="" style:num-format="i" text:start-numbering-at="document"/>
  </office:styles>
  <office:automatic-styles>
    <style:page-layout style:name="pm1" style:page-usage="all">
      <style:page-layout-properties fo:margin-bottom="42pt" fo:margin-left="28pt" fo:margin-right="28pt" fo:margin-top="42pt" fo:page-height="841pt" fo:page-width="595pt" style:print-orientation="portrait">
        <style:footnote-sep style:adjustment="left" style:width="2pt" style:rel-width="20%" style:line-style="solid"/>
      </style:page-layout-properties>
      <style:footer-style>
        <style:header-footer-properties fo:min-height="0pt"/>
      </style:footer-style>
    </style:page-layout>
  </office:automatic-styles>
  <office:master-styles>
    <style:master-page style:name="Standard" style:page-layout-name="pm1">
      <style:footer>
        <text:p text:style-name="P1">KOffice Documentation Cookbook<text:tab text:tab-ref="1"/><text:page-number text:select-page="current">2</text:page-number></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meta>
    <meta:generator>KOffice/1.4 post</meta:generator>
    <meta:initial-creator>Unknown</meta:initial-creator>
    <meta:editing-cycles>7</meta:editing-cycles>
    <dc:date>2005-11-14T10:25:52</dc:date>
    <dc:creator>Anne-Marie Mahfouf</dc:creator>
    <meta:user-defined meta:name="email">annemarie.mahfouf@free.fr</meta:user-defined>
  </office:meta>
</office:document-meta>
</file>